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Date Gillam</text:p>
          </table:table-cell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  <table:table-cell office:value-type="string">
            <text:p>11-20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  <table:table-cell office:value-type="string">
            <text:p>60-119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4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423.029">
            <text:p>423.029</text:p>
          </table:table-cell>
          <table:table-cell office:value-type="float" office:value="17.1536">
            <text:p>17.1536</text:p>
          </table:table-cell>
          <table:table-cell office:value-type="float" office:value="1143.2">
            <text:p>1143.2</text:p>
          </table:table-cell>
          <table:table-cell office:value-type="float" office:value="48.7644">
            <text:p>48.7644</text:p>
          </table:table-cell>
          <table:table-cell office:value-type="float" office:value="1068.48">
            <text:p>1068.48</text:p>
          </table:table-cell>
          <table:table-cell office:value-type="float" office:value="44.3175">
            <text:p>44.3175</text:p>
          </table:table-cell>
          <table:table-cell office:value-type="float" office:value="1049.35">
            <text:p>1049.35</text:p>
          </table:table-cell>
          <table:table-cell office:value-type="float" office:value="40.6693">
            <text:p>40.6693</text:p>
          </table:table-cell>
          <table:table-cell office:value-type="float" office:value="1109.92">
            <text:p>1109.92</text:p>
          </table:table-cell>
          <table:table-cell office:value-type="float" office:value="42.5151">
            <text:p>42.5151</text:p>
          </table:table-cell>
          <table:table-cell office:value-type="float" office:value="962.676">
            <text:p>962.676</text:p>
          </table:table-cell>
          <table:table-cell office:value-type="float" office:value="46.1796">
            <text:p>46.1796</text:p>
          </table:table-cell>
          <table:table-cell office:value-type="float" office:value="67.5474">
            <text:p>67.5474</text:p>
          </table:table-cell>
          <table:table-cell office:value-type="float" office:value="5.53722">
            <text:p>5.53722</text:p>
          </table:table-cell>
          <table:table-cell office:value-type="float" office:value="380.046">
            <text:p>380.046</text:p>
          </table:table-cell>
          <table:table-cell office:value-type="float" office:value="14.2603">
            <text:p>14.2603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31.5099">
            <text:p>31.5099</text:p>
          </table:table-cell>
          <table:table-cell office:value-type="float" office:value="0.109548">
            <text:p>0.109548</text:p>
          </table:table-cell>
          <table:table-cell office:value-type="float" office:value="31.5216">
            <text:p>31.5216</text:p>
          </table:table-cell>
          <table:table-cell office:value-type="float" office:value="0.107748">
            <text:p>0.107748</text:p>
          </table:table-cell>
          <table:table-cell office:value-type="float" office:value="31.6494">
            <text:p>31.6494</text:p>
          </table:table-cell>
          <table:table-cell office:value-type="float" office:value="0.1077274">
            <text:p>0.1077274</text:p>
          </table:table-cell>
          <table:table-cell office:value-type="float" office:value="31.6421">
            <text:p>31.6421</text:p>
          </table:table-cell>
          <table:table-cell office:value-type="float" office:value="0.10313">
            <text:p>0.10313</text:p>
          </table:table-cell>
          <table:table-cell office:value-type="float" office:value="31.6033">
            <text:p>31.6033</text:p>
          </table:table-cell>
          <table:table-cell office:value-type="float" office:value="0.102968">
            <text:p>0.102968</text:p>
          </table:table-cell>
          <table:table-cell office:value-type="float" office:value="31.5555">
            <text:p>31.5555</text:p>
          </table:table-cell>
          <table:table-cell office:value-type="float" office:value="0.118519">
            <text:p>0.118519</text:p>
          </table:table-cell>
          <table:table-cell office:value-type="float" office:value="32.3341">
            <text:p>32.3341</text:p>
          </table:table-cell>
          <table:table-cell office:value-type="float" office:value="0.213569">
            <text:p>0.213569</text:p>
          </table:table-cell>
          <table:table-cell office:value-type="float" office:value="31.4968">
            <text:p>31.4968</text:p>
          </table:table-cell>
          <table:table-cell office:value-type="float" office:value="0.101095">
            <text:p>0.101095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8.98">
            <text:p>8.98</text:p>
          </table:table-cell>
          <table:table-cell office:value-type="float" office:value="0.283089">
            <text:p>0.283089</text:p>
          </table:table-cell>
          <table:table-cell office:value-type="float" office:value="9.25477">
            <text:p>9.25477</text:p>
          </table:table-cell>
          <table:table-cell office:value-type="float" office:value="0.293727">
            <text:p>0.293727</text:p>
          </table:table-cell>
          <table:table-cell office:value-type="float" office:value="9.1897">
            <text:p>9.1897</text:p>
          </table:table-cell>
          <table:table-cell office:value-type="float" office:value="0.286949">
            <text:p>0.286949</text:p>
          </table:table-cell>
          <table:table-cell office:value-type="float" office:value="9.08632">
            <text:p>9.08632</text:p>
          </table:table-cell>
          <table:table-cell office:value-type="float" office:value="0.26958">
            <text:p>0.26958</text:p>
          </table:table-cell>
          <table:table-cell office:value-type="float" office:value="9.06606">
            <text:p>9.06606</text:p>
          </table:table-cell>
          <table:table-cell office:value-type="float" office:value="0.267632">
            <text:p>0.267632</text:p>
          </table:table-cell>
          <table:table-cell office:value-type="float" office:value="9.40376">
            <text:p>9.40376</text:p>
          </table:table-cell>
          <table:table-cell office:value-type="float" office:value="0.329724">
            <text:p>0.329724</text:p>
          </table:table-cell>
          <table:table-cell office:value-type="float" office:value="9.40946">
            <text:p>9.40946</text:p>
          </table:table-cell>
          <table:table-cell office:value-type="float" office:value="0.563507">
            <text:p>0.563507</text:p>
          </table:table-cell>
          <table:table-cell office:value-type="float" office:value="8.96698">
            <text:p>8.96698</text:p>
          </table:table-cell>
          <table:table-cell office:value-type="float" office:value="0.261488">
            <text:p>0.261488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98.5547">
            <text:p>98.5547</text:p>
          </table:table-cell>
          <table:table-cell office:value-type="float" office:value="6.44814">
            <text:p>6.44814</text:p>
          </table:table-cell>
          <table:table-cell office:value-type="float" office:value="84.3408">
            <text:p>84.3408</text:p>
          </table:table-cell>
          <table:table-cell office:value-type="float" office:value="16.5673">
            <text:p>16.5673</text:p>
          </table:table-cell>
          <table:table-cell office:value-type="float" office:value="86.3009">
            <text:p>86.3009</text:p>
          </table:table-cell>
          <table:table-cell office:value-type="float" office:value="15.61974">
            <text:p>15.61974</text:p>
          </table:table-cell>
          <table:table-cell office:value-type="float" office:value="84.1115">
            <text:p>84.1115</text:p>
          </table:table-cell>
          <table:table-cell office:value-type="float" office:value="14.8792">
            <text:p>14.8792</text:p>
          </table:table-cell>
          <table:table-cell office:value-type="float" office:value="96.4174">
            <text:p>96.4174</text:p>
          </table:table-cell>
          <table:table-cell office:value-type="float" office:value="15.7432">
            <text:p>15.7432</text:p>
          </table:table-cell>
          <table:table-cell office:value-type="float" office:value="93.3345">
            <text:p>93.3345</text:p>
          </table:table-cell>
          <table:table-cell office:value-type="float" office:value="15.0353">
            <text:p>15.0353</text:p>
          </table:table-cell>
          <table:table-cell office:value-type="float" office:value="35.6179">
            <text:p>35.6179</text:p>
          </table:table-cell>
          <table:table-cell office:value-type="float" office:value="1.88827">
            <text:p>1.88827</text:p>
          </table:table-cell>
          <table:table-cell office:value-type="float" office:value="60.2074">
            <text:p>60.2074</text:p>
          </table:table-cell>
          <table:table-cell office:value-type="float" office:value="5.35427">
            <text:p>5.35427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4.21143">
            <text:p>-4.21143</text:p>
          </table:table-cell>
          <table:table-cell office:value-type="float" office:value="1.48814">
            <text:p>1.48814</text:p>
          </table:table-cell>
          <table:table-cell office:value-type="float" office:value="-15.25">
            <text:p>-15.25</text:p>
          </table:table-cell>
          <table:table-cell office:value-type="float" office:value="4.11961">
            <text:p>4.11961</text:p>
          </table:table-cell>
          <table:table-cell office:value-type="float" office:value="-13.3704">
            <text:p>-13.3704</text:p>
          </table:table-cell>
          <table:table-cell office:value-type="float" office:value="3.77108">
            <text:p>3.77108</text:p>
          </table:table-cell>
          <table:table-cell office:value-type="float" office:value="-12.5227">
            <text:p>-12.5227</text:p>
          </table:table-cell>
          <table:table-cell office:value-type="float" office:value="3.49576">
            <text:p>3.49576</text:p>
          </table:table-cell>
          <table:table-cell office:value-type="float" office:value="-12.9645">
            <text:p>-12.9645</text:p>
          </table:table-cell>
          <table:table-cell office:value-type="float" office:value="3.66826">
            <text:p>3.66826</text:p>
          </table:table-cell>
          <table:table-cell office:value-type="float" office:value="-13.8079">
            <text:p>-13.8079</text:p>
          </table:table-cell>
          <table:table-cell office:value-type="float" office:value="3.8563">
            <text:p>3.8563</text:p>
          </table:table-cell>
          <table:table-cell office:value-type="float" office:value="-0.845868">
            <text:p>-0.845868</text:p>
          </table:table-cell>
          <table:table-cell office:value-type="float" office:value="0.460747">
            <text:p>0.460747</text:p>
          </table:table-cell>
          <table:table-cell office:value-type="float" office:value="-4.24517">
            <text:p>-4.24517</text:p>
          </table:table-cell>
          <table:table-cell office:value-type="float" office:value="1.23701">
            <text:p>1.23701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663884">
            <text:p>0.0663884</text:p>
          </table:table-cell>
          <table:table-cell office:value-type="float" office:value="0.0242174">
            <text:p>0.0242174</text:p>
          </table:table-cell>
          <table:table-cell office:value-type="float" office:value="0.241924">
            <text:p>0.241924</text:p>
          </table:table-cell>
          <table:table-cell office:value-type="float" office:value="0.0669629">
            <text:p>0.0669629</text:p>
          </table:table-cell>
          <table:table-cell office:value-type="float" office:value="0.210244">
            <text:p>0.210244</text:p>
          </table:table-cell>
          <table:table-cell office:value-type="float" office:value="0.0611563">
            <text:p>0.0611563</text:p>
          </table:table-cell>
          <table:table-cell office:value-type="float" office:value="0.197529">
            <text:p>0.197529</text:p>
          </table:table-cell>
          <table:table-cell office:value-type="float" office:value="0.0567223">
            <text:p>0.0567223</text:p>
          </table:table-cell>
          <table:table-cell office:value-type="float" office:value="0.204243">
            <text:p>0.204243</text:p>
          </table:table-cell>
          <table:table-cell office:value-type="float" office:value="0.0595775">
            <text:p>0.0595775</text:p>
          </table:table-cell>
          <table:table-cell office:value-type="float" office:value="0.220053">
            <text:p>0.220053</text:p>
          </table:table-cell>
          <table:table-cell office:value-type="float" office:value="0.0626169">
            <text:p>0.0626169</text:p>
          </table:table-cell>
          <table:table-cell office:value-type="float" office:value="0.0120957">
            <text:p>0.0120957</text:p>
          </table:table-cell>
          <table:table-cell office:value-type="float" office:value="0.00735899">
            <text:p>0.00735899</text:p>
          </table:table-cell>
          <table:table-cell office:value-type="float" office:value="0.0667102">
            <text:p>0.0667102</text:p>
          </table:table-cell>
          <table:table-cell office:value-type="float" office:value="0.0201357">
            <text:p>0.0201357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9]" office:value-type="float" office:value="21.1462840043779">
            <text:p>21.1462840044</text:p>
          </table:table-cell>
          <table:table-cell/>
          <table:table-cell table:formula="of:=2*SQRT(2*LN(2))*[.D9]" office:value-type="float" office:value="21.7933179081511">
            <text:p>21.7933179082</text:p>
          </table:table-cell>
          <table:table-cell/>
          <table:table-cell table:formula="of:=2*SQRT(2*LN(2))*[.F9]" office:value-type="float" office:value="21.6400897678209">
            <text:p>21.6400897678</text:p>
          </table:table-cell>
          <table:table-cell/>
          <table:table-cell table:formula="of:=2*SQRT(2*LN(2))*[.H9]" office:value-type="float" office:value="21.3966484715656">
            <text:p>21.3966484716</text:p>
          </table:table-cell>
          <table:table-cell/>
          <table:table-cell table:formula="of:=2*SQRT(2*LN(2))*[.J9]" office:value-type="float" office:value="21.3489398174533">
            <text:p>21.3489398175</text:p>
          </table:table-cell>
          <table:table-cell/>
          <table:table-cell table:formula="of:=2*SQRT(2*LN(2))*[.L9]" office:value-type="float" office:value="22.1441625466602">
            <text:p>22.1441625467</text:p>
          </table:table-cell>
          <table:table-cell/>
          <table:table-cell table:formula="of:=2*SQRT(2*LN(2))*[.N9]" office:value-type="float" office:value="22.1575850209169">
            <text:p>22.1575850209</text:p>
          </table:table-cell>
          <table:table-cell/>
          <table:table-cell table:formula="of:=2*SQRT(2*LN(2))*[.P9]" office:value-type="float" office:value="21.1156242473916">
            <text:p>21.1156242474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91.5099">
            <text:p>91.5099</text:p>
          </table:table-cell>
          <table:table-cell/>
          <table:table-cell office:value-type="float" office:value="91.5216">
            <text:p>91.5216</text:p>
          </table:table-cell>
          <table:table-cell/>
          <table:table-cell office:value-type="float" office:value="91.6494">
            <text:p>91.6494</text:p>
          </table:table-cell>
          <table:table-cell/>
          <table:table-cell office:value-type="float" office:value="91.6421">
            <text:p>91.6421</text:p>
          </table:table-cell>
          <table:table-cell/>
          <table:table-cell office:value-type="float" office:value="91.6033">
            <text:p>91.6033</text:p>
          </table:table-cell>
          <table:table-cell/>
          <table:table-cell office:value-type="float" office:value="91.5555">
            <text:p>91.5555</text:p>
          </table:table-cell>
          <table:table-cell/>
          <table:table-cell office:value-type="float" office:value="92.3341">
            <text:p>92.3341</text:p>
          </table:table-cell>
          <table:table-cell/>
          <table:table-cell office:value-type="float" office:value="91.4968">
            <text:p>91.4968</text:p>
          </table:table-cell>
          <table:table-cell/>
        </table:table-row>
        <table:table-row table:style-name="ro2">
          <table:table-cell office:value-type="string">
            <text:p>*missing data</text:p>
          </table:table-cell>
          <table:table-cell table:number-columns-repeated="16"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  <table:table-cell office:value-type="string">
            <text:p>11-06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  <table:table-cell office:value-type="string">
            <text:p>65-119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4</text:p>
          </table:table-cell>
          <table:table-cell/>
          <table:table-cell office:value-type="string">
            <text:p>318-323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520.159">
            <text:p>520.159</text:p>
          </table:table-cell>
          <table:table-cell office:value-type="float" office:value="24.4274">
            <text:p>24.4274</text:p>
          </table:table-cell>
          <table:table-cell office:value-type="float" office:value="1366.4">
            <text:p>1366.4</text:p>
          </table:table-cell>
          <table:table-cell office:value-type="float" office:value="76.4165">
            <text:p>76.4165</text:p>
          </table:table-cell>
          <table:table-cell office:value-type="float" office:value="1287.88">
            <text:p>1287.88</text:p>
          </table:table-cell>
          <table:table-cell office:value-type="float" office:value="76.4688">
            <text:p>76.4688</text:p>
          </table:table-cell>
          <table:table-cell office:value-type="float" office:value="1317.83">
            <text:p>1317.83</text:p>
          </table:table-cell>
          <table:table-cell office:value-type="float" office:value="87.399">
            <text:p>87.399</text:p>
          </table:table-cell>
          <table:table-cell office:value-type="float" office:value="1353.79">
            <text:p>1353.79</text:p>
          </table:table-cell>
          <table:table-cell office:value-type="float" office:value="69.3839">
            <text:p>69.3839</text:p>
          </table:table-cell>
          <table:table-cell office:value-type="float" office:value="1166.33">
            <text:p>1166.33</text:p>
          </table:table-cell>
          <table:table-cell office:value-type="float" office:value="66.757">
            <text:p>66.757</text:p>
          </table:table-cell>
          <table:table-cell office:value-type="float" office:value="90.7499">
            <text:p>90.7499</text:p>
          </table:table-cell>
          <table:table-cell office:value-type="float" office:value="16.3449">
            <text:p>16.3449</text:p>
          </table:table-cell>
          <table:table-cell office:value-type="float" office:value="563.273">
            <text:p>563.273</text:p>
          </table:table-cell>
          <table:table-cell office:value-type="float" office:value="25.8528">
            <text:p>25.8528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29.2673">
            <text:p>29.2673</text:p>
          </table:table-cell>
          <table:table-cell office:value-type="float" office:value="0.0850222">
            <text:p>0.0850222</text:p>
          </table:table-cell>
          <table:table-cell office:value-type="float" office:value="29.2025">
            <text:p>29.2025</text:p>
          </table:table-cell>
          <table:table-cell office:value-type="float" office:value="0.0990712">
            <text:p>0.0990712</text:p>
          </table:table-cell>
          <table:table-cell office:value-type="float" office:value="29.357">
            <text:p>29.357</text:p>
          </table:table-cell>
          <table:table-cell office:value-type="float" office:value="0.105571">
            <text:p>0.105571</text:p>
          </table:table-cell>
          <table:table-cell office:value-type="float" office:value="29.3525">
            <text:p>29.3525</text:p>
          </table:table-cell>
          <table:table-cell office:value-type="float" office:value="0.112073">
            <text:p>0.112073</text:p>
          </table:table-cell>
          <table:table-cell office:value-type="float" office:value="29.2387">
            <text:p>29.2387</text:p>
          </table:table-cell>
          <table:table-cell office:value-type="float" office:value="0.0902793">
            <text:p>0.0902793</text:p>
          </table:table-cell>
          <table:table-cell office:value-type="float" office:value="29.2267">
            <text:p>29.2267</text:p>
          </table:table-cell>
          <table:table-cell office:value-type="float" office:value="0.103272">
            <text:p>0.103272</text:p>
          </table:table-cell>
          <table:table-cell office:value-type="float" office:value="29.7889">
            <text:p>29.7889</text:p>
          </table:table-cell>
          <table:table-cell office:value-type="float" office:value="0.3104714">
            <text:p>0.3104714</text:p>
          </table:table-cell>
          <table:table-cell office:value-type="float" office:value="29.1524">
            <text:p>29.1524</text:p>
          </table:table-cell>
          <table:table-cell office:value-type="float" office:value="0.0835151">
            <text:p>0.0835151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9.57723">
            <text:p>9.57723</text:p>
          </table:table-cell>
          <table:table-cell office:value-type="float" office:value="0.281196">
            <text:p>0.281196</text:p>
          </table:table-cell>
          <table:table-cell office:value-type="float" office:value="9.61682">
            <text:p>9.61682</text:p>
          </table:table-cell>
          <table:table-cell office:value-type="float" office:value="0.333481">
            <text:p>0.333481</text:p>
          </table:table-cell>
          <table:table-cell office:value-type="float" office:value="9.67667">
            <text:p>9.67667</text:p>
          </table:table-cell>
          <table:table-cell office:value-type="float" office:value="0.353636">
            <text:p>0.353636</text:p>
          </table:table-cell>
          <table:table-cell office:value-type="float" office:value="9.91042">
            <text:p>9.91042</text:p>
          </table:table-cell>
          <table:table-cell office:value-type="float" office:value="0.392677">
            <text:p>0.392677</text:p>
          </table:table-cell>
          <table:table-cell office:value-type="float" office:value="9.66454">
            <text:p>9.66454</text:p>
          </table:table-cell>
          <table:table-cell office:value-type="float" office:value="0.305376">
            <text:p>0.305376</text:p>
          </table:table-cell>
          <table:table-cell office:value-type="float" office:value="9.57738">
            <text:p>9.57738</text:p>
          </table:table-cell>
          <table:table-cell office:value-type="float" office:value="0.342774">
            <text:p>0.342774</text:p>
          </table:table-cell>
          <table:table-cell office:value-type="float" office:value="10.5097">
            <text:p>10.5097</text:p>
          </table:table-cell>
          <table:table-cell office:value-type="float" office:value="1.10403">
            <text:p>1.10403</text:p>
          </table:table-cell>
          <table:table-cell office:value-type="float" office:value="9.48602">
            <text:p>9.48602</text:p>
          </table:table-cell>
          <table:table-cell office:value-type="float" office:value="0.275077">
            <text:p>0.275077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212.525">
            <text:p>212.525</text:p>
          </table:table-cell>
          <table:table-cell office:value-type="float" office:value="5.1738">
            <text:p>5.1738</text:p>
          </table:table-cell>
          <table:table-cell office:value-type="float" office:value="583.142">
            <text:p>583.142</text:p>
          </table:table-cell>
          <table:table-cell office:value-type="float" office:value="15.6688">
            <text:p>15.6688</text:p>
          </table:table-cell>
          <table:table-cell office:value-type="float" office:value="559.475">
            <text:p>559.475</text:p>
          </table:table-cell>
          <table:table-cell office:value-type="float" office:value="15.4809">
            <text:p>15.4809</text:p>
          </table:table-cell>
          <table:table-cell office:value-type="float" office:value="556.682">
            <text:p>556.682</text:p>
          </table:table-cell>
          <table:table-cell office:value-type="float" office:value="15.8086">
            <text:p>15.8086</text:p>
          </table:table-cell>
          <table:table-cell office:value-type="float" office:value="559.138">
            <text:p>559.138</text:p>
          </table:table-cell>
          <table:table-cell office:value-type="float" office:value="13.9816">
            <text:p>13.9816</text:p>
          </table:table-cell>
          <table:table-cell office:value-type="float" office:value="550.605">
            <text:p>550.605</text:p>
          </table:table-cell>
          <table:table-cell office:value-type="float" office:value="14.0735">
            <text:p>14.0735</text:p>
          </table:table-cell>
          <table:table-cell office:value-type="float" office:value="97.0251">
            <text:p>97.0251</text:p>
          </table:table-cell>
          <table:table-cell office:value-type="float" office:value="2.64615">
            <text:p>2.64615</text:p>
          </table:table-cell>
          <table:table-cell office:value-type="float" office:value="174.557">
            <text:p>174.557</text:p>
          </table:table-cell>
          <table:table-cell office:value-type="float" office:value="5.6249">
            <text:p>5.6249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9.08872">
            <text:p>-9.08872</text:p>
          </table:table-cell>
          <table:table-cell office:value-type="float" office:value="1.99367">
            <text:p>1.99367</text:p>
          </table:table-cell>
          <table:table-cell office:value-type="float" office:value="-27.0121">
            <text:p>-27.0121</text:p>
          </table:table-cell>
          <table:table-cell office:value-type="float" office:value="6.20203">
            <text:p>6.20203</text:p>
          </table:table-cell>
          <table:table-cell office:value-type="float" office:value="-25.1749">
            <text:p>-25.1749</text:p>
          </table:table-cell>
          <table:table-cell office:value-type="float" office:value="6.16457">
            <text:p>6.16457</text:p>
          </table:table-cell>
          <table:table-cell office:value-type="float" office:value="-28.4773">
            <text:p>-28.4773</text:p>
          </table:table-cell>
          <table:table-cell office:value-type="float" office:value="6.87146">
            <text:p>6.87146</text:p>
          </table:table-cell>
          <table:table-cell office:value-type="float" office:value="-26.1417">
            <text:p>-26.1417</text:p>
          </table:table-cell>
          <table:table-cell office:value-type="float" office:value="5.60467">
            <text:p>5.60467</text:p>
          </table:table-cell>
          <table:table-cell office:value-type="float" office:value="-22.099">
            <text:p>-22.099</text:p>
          </table:table-cell>
          <table:table-cell office:value-type="float" office:value="5.44675">
            <text:p>5.44675</text:p>
          </table:table-cell>
          <table:table-cell office:value-type="float" office:value="-2.27803">
            <text:p>-2.27803</text:p>
          </table:table-cell>
          <table:table-cell office:value-type="float" office:value="1.24005">
            <text:p>1.24005</text:p>
          </table:table-cell>
          <table:table-cell office:value-type="float" office:value="-9.53242">
            <text:p>-9.53242</text:p>
          </table:table-cell>
          <table:table-cell office:value-type="float" office:value="2.12874">
            <text:p>2.12874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161882">
            <text:p>0.161882</text:p>
          </table:table-cell>
          <table:table-cell office:value-type="float" office:value="0.0349083">
            <text:p>0.0349083</text:p>
          </table:table-cell>
          <table:table-cell office:value-type="float" office:value="0.454256">
            <text:p>0.454256</text:p>
          </table:table-cell>
          <table:table-cell office:value-type="float" office:value="0.108747">
            <text:p>0.108747</text:p>
          </table:table-cell>
          <table:table-cell office:value-type="float" office:value="0.421407">
            <text:p>0.421407</text:p>
          </table:table-cell>
          <table:table-cell office:value-type="float" office:value="0.107641">
            <text:p>0.107641</text:p>
          </table:table-cell>
          <table:table-cell office:value-type="float" office:value="0.480952">
            <text:p>0.480952</text:p>
          </table:table-cell>
          <table:table-cell office:value-type="float" office:value="0.119876">
            <text:p>0.119876</text:p>
          </table:table-cell>
          <table:table-cell office:value-type="float" office:value="0.447021">
            <text:p>0.447021</text:p>
          </table:table-cell>
          <table:table-cell office:value-type="float" office:value="0.0981675">
            <text:p>0.0981675</text:p>
          </table:table-cell>
          <table:table-cell office:value-type="float" office:value="0.372567">
            <text:p>0.372567</text:p>
          </table:table-cell>
          <table:table-cell office:value-type="float" office:value="0.0954607">
            <text:p>0.0954607</text:p>
          </table:table-cell>
          <table:table-cell office:value-type="float" office:value="0.031749">
            <text:p>0.031749</text:p>
          </table:table-cell>
          <table:table-cell office:value-type="float" office:value="0.0213741">
            <text:p>0.0213741</text:p>
          </table:table-cell>
          <table:table-cell office:value-type="float" office:value="0.169802">
            <text:p>0.169802</text:p>
          </table:table-cell>
          <table:table-cell office:value-type="float" office:value="0.0373912">
            <text:p>0.037391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27]" office:value-type="float" office:value="22.5526531798718">
            <text:p>22.5526531799</text:p>
          </table:table-cell>
          <table:table-cell/>
          <table:table-cell table:formula="of:=2*SQRT(2*LN(2))*[.D27]" office:value-type="float" office:value="22.6458805054545">
            <text:p>22.6458805055</text:p>
          </table:table-cell>
          <table:table-cell/>
          <table:table-cell table:formula="of:=2*SQRT(2*LN(2))*[.F27]" office:value-type="float" office:value="22.7868164851496">
            <text:p>22.7868164851</text:p>
          </table:table-cell>
          <table:table-cell/>
          <table:table-cell table:formula="of:=2*SQRT(2*LN(2))*[.H27]" office:value-type="float" office:value="23.3372556706756">
            <text:p>23.3372556707</text:p>
          </table:table-cell>
          <table:table-cell/>
          <table:table-cell table:formula="of:=2*SQRT(2*LN(2))*[.J27]" office:value-type="float" office:value="22.7582525180034">
            <text:p>22.758252518</text:p>
          </table:table-cell>
          <table:table-cell/>
          <table:table-cell table:formula="of:=2*SQRT(2*LN(2))*[.L27]" office:value-type="float" office:value="22.5530064028785">
            <text:p>22.5530064029</text:p>
          </table:table-cell>
          <table:table-cell/>
          <table:table-cell table:formula="of:=2*SQRT(2*LN(2))*[.N27]" office:value-type="float" office:value="24.7484522272618">
            <text:p>24.7484522273</text:p>
          </table:table-cell>
          <table:table-cell/>
          <table:table-cell table:formula="of:=2*SQRT(2*LN(2))*[.P27]" office:value-type="float" office:value="22.3378700435645">
            <text:p>22.3378700436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94.2673">
            <text:p>94.2673</text:p>
          </table:table-cell>
          <table:table-cell/>
          <table:table-cell office:value-type="float" office:value="94.2025">
            <text:p>94.2025</text:p>
          </table:table-cell>
          <table:table-cell/>
          <table:table-cell office:value-type="float" office:value="94.357">
            <text:p>94.357</text:p>
          </table:table-cell>
          <table:table-cell/>
          <table:table-cell office:value-type="float" office:value="94.3525">
            <text:p>94.3525</text:p>
          </table:table-cell>
          <table:table-cell/>
          <table:table-cell office:value-type="float" office:value="94.2387">
            <text:p>94.2387</text:p>
          </table:table-cell>
          <table:table-cell/>
          <table:table-cell office:value-type="float" office:value="94.2267">
            <text:p>94.2267</text:p>
          </table:table-cell>
          <table:table-cell/>
          <table:table-cell office:value-type="float" office:value="94.7889">
            <text:p>94.7889</text:p>
          </table:table-cell>
          <table:table-cell/>
          <table:table-cell office:value-type="float" office:value="94.1524">
            <text:p>94.1524</text:p>
          </table:table-cell>
          <table:table-cell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  <table:table-cell office:value-type="string">
            <text:p>10-28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  <table:table-cell office:value-type="string">
            <text:p>18-92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  <table:table-cell office:value-type="string">
            <text:p>316-321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402.24">
            <text:p>402.24</text:p>
          </table:table-cell>
          <table:table-cell office:value-type="float" office:value="7.69199">
            <text:p>7.69199</text:p>
          </table:table-cell>
          <table:table-cell office:value-type="float" office:value="1022.53">
            <text:p>1022.53</text:p>
          </table:table-cell>
          <table:table-cell office:value-type="float" office:value="19.598">
            <text:p>19.598</text:p>
          </table:table-cell>
          <table:table-cell office:value-type="float" office:value="965.863">
            <text:p>965.863</text:p>
          </table:table-cell>
          <table:table-cell office:value-type="float" office:value="18.4229">
            <text:p>18.4229</text:p>
          </table:table-cell>
          <table:table-cell office:value-type="float" office:value="944.399">
            <text:p>944.399</text:p>
          </table:table-cell>
          <table:table-cell office:value-type="float" office:value="19.7106">
            <text:p>19.7106</text:p>
          </table:table-cell>
          <table:table-cell office:value-type="float" office:value="982.06">
            <text:p>982.06</text:p>
          </table:table-cell>
          <table:table-cell office:value-type="float" office:value="18.3905">
            <text:p>18.3905</text:p>
          </table:table-cell>
          <table:table-cell office:value-type="float" office:value="839.577">
            <text:p>839.577</text:p>
          </table:table-cell>
          <table:table-cell office:value-type="float" office:value="17.8097">
            <text:p>17.8097</text:p>
          </table:table-cell>
          <table:table-cell office:value-type="float" office:value="64.9815">
            <text:p>64.9815</text:p>
          </table:table-cell>
          <table:table-cell office:value-type="float" office:value="2.84528">
            <text:p>2.84528</text:p>
          </table:table-cell>
          <table:table-cell office:value-type="float" office:value="346.731">
            <text:p>346.731</text:p>
          </table:table-cell>
          <table:table-cell office:value-type="float" office:value="7.0487">
            <text:p>7.0487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36.5178">
            <text:p>36.5178</text:p>
          </table:table-cell>
          <table:table-cell office:value-type="float" office:value="0.101404">
            <text:p>0.101404</text:p>
          </table:table-cell>
          <table:table-cell office:value-type="float" office:value="36.6147">
            <text:p>36.6147</text:p>
          </table:table-cell>
          <table:table-cell office:value-type="float" office:value="0.100008">
            <text:p>0.100008</text:p>
          </table:table-cell>
          <table:table-cell office:value-type="float" office:value="36.7255">
            <text:p>36.7255</text:p>
          </table:table-cell>
          <table:table-cell office:value-type="float" office:value="0.0989004">
            <text:p>0.0989004</text:p>
          </table:table-cell>
          <table:table-cell office:value-type="float" office:value="36.6504">
            <text:p>36.6504</text:p>
          </table:table-cell>
          <table:table-cell office:value-type="float" office:value="0.108572">
            <text:p>0.108572</text:p>
          </table:table-cell>
          <table:table-cell office:value-type="float" office:value="36.6462">
            <text:p>36.6462</text:p>
          </table:table-cell>
          <table:table-cell office:value-type="float" office:value="0.0978078">
            <text:p>0.0978078</text:p>
          </table:table-cell>
          <table:table-cell office:value-type="float" office:value="36.36703">
            <text:p>36.36703</text:p>
          </table:table-cell>
          <table:table-cell office:value-type="float" office:value="0.109078">
            <text:p>0.109078</text:p>
          </table:table-cell>
          <table:table-cell office:value-type="float" office:value="38.2493">
            <text:p>38.2493</text:p>
          </table:table-cell>
          <table:table-cell office:value-type="float" office:value="0.220159">
            <text:p>0.220159</text:p>
          </table:table-cell>
          <table:table-cell office:value-type="float" office:value="36.6129">
            <text:p>36.6129</text:p>
          </table:table-cell>
          <table:table-cell office:value-type="float" office:value="0.106171">
            <text:p>0.106171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8.09569">
            <text:p>8.09569</text:p>
          </table:table-cell>
          <table:table-cell office:value-type="float" office:value="0.174995">
            <text:p>0.174995</text:p>
          </table:table-cell>
          <table:table-cell office:value-type="float" office:value="8.27352">
            <text:p>8.27352</text:p>
          </table:table-cell>
          <table:table-cell office:value-type="float" office:value="0.176261">
            <text:p>0.176261</text:p>
          </table:table-cell>
          <table:table-cell office:value-type="float" office:value="8.32484">
            <text:p>8.32484</text:p>
          </table:table-cell>
          <table:table-cell office:value-type="float" office:value="0.175579">
            <text:p>0.175579</text:p>
          </table:table-cell>
          <table:table-cell office:value-type="float" office:value="8.27346">
            <text:p>8.27346</text:p>
          </table:table-cell>
          <table:table-cell office:value-type="float" office:value="0.191804">
            <text:p>0.191804</text:p>
          </table:table-cell>
          <table:table-cell office:value-type="float" office:value="8.26805">
            <text:p>8.26805</text:p>
          </table:table-cell>
          <table:table-cell office:value-type="float" office:value="0.172219">
            <text:p>0.172219</text:p>
          </table:table-cell>
          <table:table-cell office:value-type="float" office:value="8.37011">
            <text:p>8.37011</text:p>
          </table:table-cell>
          <table:table-cell office:value-type="float" office:value="0.195258">
            <text:p>0.195258</text:p>
          </table:table-cell>
          <table:table-cell office:value-type="float" office:value="8.65356">
            <text:p>8.65356</text:p>
          </table:table-cell>
          <table:table-cell office:value-type="float" office:value="0.405195">
            <text:p>0.405195</text:p>
          </table:table-cell>
          <table:table-cell office:value-type="float" office:value="8.25379">
            <text:p>8.25379</text:p>
          </table:table-cell>
          <table:table-cell office:value-type="float" office:value="0.186818">
            <text:p>0.186818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91.3315">
            <text:p>91.3315</text:p>
          </table:table-cell>
          <table:table-cell office:value-type="float" office:value="5.15379">
            <text:p>5.15379</text:p>
          </table:table-cell>
          <table:table-cell office:value-type="float" office:value="66.841">
            <text:p>66.841</text:p>
          </table:table-cell>
          <table:table-cell office:value-type="float" office:value="12.8439">
            <text:p>12.8439</text:p>
          </table:table-cell>
          <table:table-cell office:value-type="float" office:value="71.6067">
            <text:p>71.6067</text:p>
          </table:table-cell>
          <table:table-cell office:value-type="float" office:value="12.0058">
            <text:p>12.0058</text:p>
          </table:table-cell>
          <table:table-cell office:value-type="float" office:value="68.0265">
            <text:p>68.0265</text:p>
          </table:table-cell>
          <table:table-cell office:value-type="float" office:value="12.8952">
            <text:p>12.8952</text:p>
          </table:table-cell>
          <table:table-cell office:value-type="float" office:value="78.6366">
            <text:p>78.6366</text:p>
          </table:table-cell>
          <table:table-cell office:value-type="float" office:value="12.0763">
            <text:p>12.0763</text:p>
          </table:table-cell>
          <table:table-cell office:value-type="float" office:value="75.0766">
            <text:p>75.0766</text:p>
          </table:table-cell>
          <table:table-cell office:value-type="float" office:value="11.4732">
            <text:p>11.4732</text:p>
          </table:table-cell>
          <table:table-cell office:value-type="float" office:value="33.8766">
            <text:p>33.8766</text:p>
          </table:table-cell>
          <table:table-cell office:value-type="float" office:value="1.83648">
            <text:p>1.83648</text:p>
          </table:table-cell>
          <table:table-cell office:value-type="float" office:value="57.7503">
            <text:p>57.7503</text:p>
          </table:table-cell>
          <table:table-cell office:value-type="float" office:value="4.62853">
            <text:p>4.62853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1.16514">
            <text:p>-1.16514</text:p>
          </table:table-cell>
          <table:table-cell office:value-type="float" office:value="0.605057">
            <text:p>0.605057</text:p>
          </table:table-cell>
          <table:table-cell office:value-type="float" office:value="-4.16825">
            <text:p>-4.16825</text:p>
          </table:table-cell>
          <table:table-cell office:value-type="float" office:value="1.54217">
            <text:p>1.54217</text:p>
          </table:table-cell>
          <table:table-cell office:value-type="float" office:value="-4.12461">
            <text:p>-4.12461</text:p>
          </table:table-cell>
          <table:table-cell office:value-type="float" office:value="1.45091">
            <text:p>1.45091</text:p>
          </table:table-cell>
          <table:table-cell office:value-type="float" office:value="-3.60612">
            <text:p>-3.60612</text:p>
          </table:table-cell>
          <table:table-cell office:value-type="float" office:value="1.55152">
            <text:p>1.55152</text:p>
          </table:table-cell>
          <table:table-cell office:value-type="float" office:value="-3.84161">
            <text:p>-3.84161</text:p>
          </table:table-cell>
          <table:table-cell office:value-type="float" office:value="1.44777">
            <text:p>1.44777</text:p>
          </table:table-cell>
          <table:table-cell office:value-type="float" office:value="-3.79283">
            <text:p>-3.79283</text:p>
          </table:table-cell>
          <table:table-cell office:value-type="float" office:value="1.40075">
            <text:p>1.40075</text:p>
          </table:table-cell>
          <table:table-cell office:value-type="float" office:value="-0.0994451">
            <text:p>-0.0994451</text:p>
          </table:table-cell>
          <table:table-cell office:value-type="float" office:value="0.226122">
            <text:p>0.226122</text:p>
          </table:table-cell>
          <table:table-cell office:value-type="float" office:value="-1.26375">
            <text:p>-1.26375</text:p>
          </table:table-cell>
          <table:table-cell office:value-type="float" office:value="0.55472">
            <text:p>0.55472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160298">
            <text:p>0.0160298</text:p>
          </table:table-cell>
          <table:table-cell office:value-type="float" office:value="0.00815947">
            <text:p>0.00815947</text:p>
          </table:table-cell>
          <table:table-cell office:value-type="float" office:value="0.0561401">
            <text:p>0.0561401</text:p>
          </table:table-cell>
          <table:table-cell office:value-type="float" office:value="0.0207868">
            <text:p>0.0207868</text:p>
          </table:table-cell>
          <table:table-cell office:value-type="float" office:value="0.0558413">
            <text:p>0.0558413</text:p>
          </table:table-cell>
          <table:table-cell office:value-type="float" office:value="0.0195367">
            <text:p>0.0195367</text:p>
          </table:table-cell>
          <table:table-cell office:value-type="float" office:value="0.0490771">
            <text:p>0.0490771</text:p>
          </table:table-cell>
          <table:table-cell office:value-type="float" office:value="0.020954">
            <text:p>0.020954</text:p>
          </table:table-cell>
          <table:table-cell office:value-type="float" office:value="0.0517777">
            <text:p>0.0517777</text:p>
          </table:table-cell>
          <table:table-cell office:value-type="float" office:value="0.0195077">
            <text:p>0.0195077</text:p>
          </table:table-cell>
          <table:table-cell office:value-type="float" office:value="0.0517905">
            <text:p>0.0517905</text:p>
          </table:table-cell>
          <table:table-cell office:value-type="float" office:value="0.018875">
            <text:p>0.018875</text:p>
          </table:table-cell>
          <table:table-cell office:value-type="float" office:value="0.00279131">
            <text:p>0.00279131</text:p>
          </table:table-cell>
          <table:table-cell office:value-type="float" office:value="0.0029957">
            <text:p>0.0029957</text:p>
          </table:table-cell>
          <table:table-cell office:value-type="float" office:value="0.0171178">
            <text:p>0.0171178</text:p>
          </table:table-cell>
          <table:table-cell office:value-type="float" office:value="0.00747672">
            <text:p>0.0074767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44]" office:value-type="float" office:value="19.0638930903566">
            <text:p>19.0638930904</text:p>
          </table:table-cell>
          <table:table-cell/>
          <table:table-cell table:formula="of:=2*SQRT(2*LN(2))*[.D44]" office:value-type="float" office:value="19.4826507389645">
            <text:p>19.482650739</text:p>
          </table:table-cell>
          <table:table-cell/>
          <table:table-cell table:formula="of:=2*SQRT(2*LN(2))*[.F44]" office:value-type="float" office:value="19.6035001036754">
            <text:p>19.6035001037</text:p>
          </table:table-cell>
          <table:table-cell/>
          <table:table-cell table:formula="of:=2*SQRT(2*LN(2))*[.H44]" office:value-type="float" office:value="19.4825094497618">
            <text:p>19.4825094498</text:p>
          </table:table-cell>
          <table:table-cell/>
          <table:table-cell table:formula="of:=2*SQRT(2*LN(2))*[.J44]" office:value-type="float" office:value="19.4697698733181">
            <text:p>19.4697698733</text:p>
          </table:table-cell>
          <table:table-cell/>
          <table:table-cell table:formula="of:=2*SQRT(2*LN(2))*[.L44]" office:value-type="float" office:value="19.710102807114">
            <text:p>19.7101028071</text:p>
          </table:table-cell>
          <table:table-cell/>
          <table:table-cell table:formula="of:=2*SQRT(2*LN(2))*[.N44]" office:value-type="float" office:value="20.377576548878">
            <text:p>20.3775765489</text:p>
          </table:table-cell>
          <table:table-cell/>
          <table:table-cell table:formula="of:=2*SQRT(2*LN(2))*[.P44]" office:value-type="float" office:value="19.436190139476">
            <text:p>19.4361901395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54.5178">
            <text:p>54.5178</text:p>
          </table:table-cell>
          <table:table-cell/>
          <table:table-cell office:value-type="float" office:value="54.6147">
            <text:p>54.6147</text:p>
          </table:table-cell>
          <table:table-cell/>
          <table:table-cell office:value-type="float" office:value="54.7255">
            <text:p>54.7255</text:p>
          </table:table-cell>
          <table:table-cell/>
          <table:table-cell office:value-type="float" office:value="54.6504">
            <text:p>54.6504</text:p>
          </table:table-cell>
          <table:table-cell/>
          <table:table-cell office:value-type="float" office:value="54.6462">
            <text:p>54.6462</text:p>
          </table:table-cell>
          <table:table-cell/>
          <table:table-cell office:value-type="float" office:value="54.6703">
            <text:p>54.6703</text:p>
          </table:table-cell>
          <table:table-cell/>
          <table:table-cell office:value-type="float" office:value="56.2493">
            <text:p>56.2493</text:p>
          </table:table-cell>
          <table:table-cell/>
          <table:table-cell office:value-type="float" office:value="54.6129">
            <text:p>54.6129</text:p>
          </table:table-cell>
          <table:table-cell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  <table:table-cell office:value-type="string">
            <text:p>12-13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  <table:table-cell office:value-type="string">
            <text:p>100-180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  <table:table-cell office:value-type="string">
            <text:p>319-325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368.313">
            <text:p>368.313</text:p>
          </table:table-cell>
          <table:table-cell office:value-type="float" office:value="5.76998">
            <text:p>5.76998</text:p>
          </table:table-cell>
          <table:table-cell office:value-type="float" office:value="963.903">
            <text:p>963.903</text:p>
          </table:table-cell>
          <table:table-cell office:value-type="float" office:value="15.1061">
            <text:p>15.1061</text:p>
          </table:table-cell>
          <table:table-cell office:value-type="float" office:value="915.497">
            <text:p>915.497</text:p>
          </table:table-cell>
          <table:table-cell office:value-type="float" office:value="15.2602">
            <text:p>15.2602</text:p>
          </table:table-cell>
          <table:table-cell office:value-type="float" office:value="911.458">
            <text:p>911.458</text:p>
          </table:table-cell>
          <table:table-cell office:value-type="float" office:value="16.6286">
            <text:p>16.6286</text:p>
          </table:table-cell>
          <table:table-cell office:value-type="float" office:value="942.683">
            <text:p>942.683</text:p>
          </table:table-cell>
          <table:table-cell office:value-type="float" office:value="15.0707">
            <text:p>15.0707</text:p>
          </table:table-cell>
          <table:table-cell office:value-type="float" office:value="799.951">
            <text:p>799.951</text:p>
          </table:table-cell>
          <table:table-cell office:value-type="float" office:value="13.9657">
            <text:p>13.9657</text:p>
          </table:table-cell>
          <table:table-cell office:value-type="float" office:value="62.2976">
            <text:p>62.2976</text:p>
          </table:table-cell>
          <table:table-cell office:value-type="float" office:value="2.52368">
            <text:p>2.52368</text:p>
          </table:table-cell>
          <table:table-cell office:value-type="float" office:value="340.525">
            <text:p>340.525</text:p>
          </table:table-cell>
          <table:table-cell office:value-type="float" office:value="6.12405">
            <text:p>6.12405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37.5187">
            <text:p>37.5187</text:p>
          </table:table-cell>
          <table:table-cell office:value-type="float" office:value="0.0944896">
            <text:p>0.0944896</text:p>
          </table:table-cell>
          <table:table-cell office:value-type="float" office:value="37.6649">
            <text:p>37.6649</text:p>
          </table:table-cell>
          <table:table-cell office:value-type="float" office:value="0.0943897">
            <text:p>0.0943897</text:p>
          </table:table-cell>
          <table:table-cell office:value-type="float" office:value="37.7653">
            <text:p>37.7653</text:p>
          </table:table-cell>
          <table:table-cell office:value-type="float" office:value="0.100177">
            <text:p>0.100177</text:p>
          </table:table-cell>
          <table:table-cell office:value-type="float" office:value="37.8076">
            <text:p>37.8076</text:p>
          </table:table-cell>
          <table:table-cell office:value-type="float" office:value="0.10863">
            <text:p>0.10863</text:p>
          </table:table-cell>
          <table:table-cell office:value-type="float" office:value="37.6925">
            <text:p>37.6925</text:p>
          </table:table-cell>
          <table:table-cell office:value-type="float" office:value="0.0952307">
            <text:p>0.0952307</text:p>
          </table:table-cell>
          <table:table-cell office:value-type="float" office:value="37.6743">
            <text:p>37.6743</text:p>
          </table:table-cell>
          <table:table-cell office:value-type="float" office:value="0.104196">
            <text:p>0.104196</text:p>
          </table:table-cell>
          <table:table-cell office:value-type="float" office:value="38.7463">
            <text:p>38.7463</text:p>
          </table:table-cell>
          <table:table-cell office:value-type="float" office:value="0.237018">
            <text:p>0.237018</text:p>
          </table:table-cell>
          <table:table-cell office:value-type="float" office:value="37.5215">
            <text:p>37.5215</text:p>
          </table:table-cell>
          <table:table-cell office:value-type="float" office:value="0.108136">
            <text:p>0.108136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8.40403">
            <text:p>8.40403</text:p>
          </table:table-cell>
          <table:table-cell office:value-type="float" office:value="0.153479">
            <text:p>0.153479</text:p>
          </table:table-cell>
          <table:table-cell office:value-type="float" office:value="8.45803">
            <text:p>8.45803</text:p>
          </table:table-cell>
          <table:table-cell office:value-type="float" office:value="0.153864">
            <text:p>0.153864</text:p>
          </table:table-cell>
          <table:table-cell office:value-type="float" office:value="8.4192">
            <text:p>8.4192</text:p>
          </table:table-cell>
          <table:table-cell office:value-type="float" office:value="0.163336">
            <text:p>0.163336</text:p>
          </table:table-cell>
          <table:table-cell office:value-type="float" office:value="8.54772">
            <text:p>8.54772</text:p>
          </table:table-cell>
          <table:table-cell office:value-type="float" office:value="0.179705">
            <text:p>0.179705</text:p>
          </table:table-cell>
          <table:table-cell office:value-type="float" office:value="8.60459">
            <text:p>8.60459</text:p>
          </table:table-cell>
          <table:table-cell office:value-type="float" office:value="0.157883">
            <text:p>0.157883</text:p>
          </table:table-cell>
          <table:table-cell office:value-type="float" office:value="8.5783">
            <text:p>8.5783</text:p>
          </table:table-cell>
          <table:table-cell office:value-type="float" office:value="0.172255">
            <text:p>0.172255</text:p>
          </table:table-cell>
          <table:table-cell office:value-type="float" office:value="8.70937">
            <text:p>8.70937</text:p>
          </table:table-cell>
          <table:table-cell office:value-type="float" office:value="0.401241">
            <text:p>0.401241</text:p>
          </table:table-cell>
          <table:table-cell office:value-type="float" office:value="8.48019">
            <text:p>8.48019</text:p>
          </table:table-cell>
          <table:table-cell office:value-type="float" office:value="0.176781">
            <text:p>0.176781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159.929">
            <text:p>159.929</text:p>
          </table:table-cell>
          <table:table-cell office:value-type="float" office:value="3.94554">
            <text:p>3.94554</text:p>
          </table:table-cell>
          <table:table-cell office:value-type="float" office:value="476.351">
            <text:p>476.351</text:p>
          </table:table-cell>
          <table:table-cell office:value-type="float" office:value="10.3288">
            <text:p>10.3288</text:p>
          </table:table-cell>
          <table:table-cell office:value-type="float" office:value="448.237">
            <text:p>448.237</text:p>
          </table:table-cell>
          <table:table-cell office:value-type="float" office:value="10.4599">
            <text:p>10.4599</text:p>
          </table:table-cell>
          <table:table-cell office:value-type="float" office:value="450.941">
            <text:p>450.941</text:p>
          </table:table-cell>
          <table:table-cell office:value-type="float" office:value="11.2238">
            <text:p>11.2238</text:p>
          </table:table-cell>
          <table:table-cell office:value-type="float" office:value="465.059">
            <text:p>465.059</text:p>
          </table:table-cell>
          <table:table-cell office:value-type="float" office:value="10.1135">
            <text:p>10.1135</text:p>
          </table:table-cell>
          <table:table-cell office:value-type="float" office:value="473.178">
            <text:p>473.178</text:p>
          </table:table-cell>
          <table:table-cell office:value-type="float" office:value="9.39817">
            <text:p>9.39817</text:p>
          </table:table-cell>
          <table:table-cell office:value-type="float" office:value="36.8917">
            <text:p>36.8917</text:p>
          </table:table-cell>
          <table:table-cell office:value-type="float" office:value="1.70051">
            <text:p>1.70051</text:p>
          </table:table-cell>
          <table:table-cell office:value-type="float" office:value="119.464">
            <text:p>119.464</text:p>
          </table:table-cell>
          <table:table-cell office:value-type="float" office:value="4.15843">
            <text:p>4.15843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0.993878">
            <text:p>-0.993878</text:p>
          </table:table-cell>
          <table:table-cell office:value-type="float" office:value="0.408809">
            <text:p>0.408809</text:p>
          </table:table-cell>
          <table:table-cell office:value-type="float" office:value="-3.06112">
            <text:p>-3.06112</text:p>
          </table:table-cell>
          <table:table-cell office:value-type="float" office:value="1.07277">
            <text:p>1.07277</text:p>
          </table:table-cell>
          <table:table-cell office:value-type="float" office:value="-2.39067">
            <text:p>-2.39067</text:p>
          </table:table-cell>
          <table:table-cell office:value-type="float" office:value="1.08537">
            <text:p>1.08537</text:p>
          </table:table-cell>
          <table:table-cell office:value-type="float" office:value="-2.73432">
            <text:p>-2.73432</text:p>
          </table:table-cell>
          <table:table-cell office:value-type="float" office:value="1.1871">
            <text:p>1.1871</text:p>
          </table:table-cell>
          <table:table-cell office:value-type="float" office:value="-3.7395">
            <text:p>-3.7395</text:p>
          </table:table-cell>
          <table:table-cell office:value-type="float" office:value="1.07193">
            <text:p>1.07193</text:p>
          </table:table-cell>
          <table:table-cell office:value-type="float" office:value="-2.14759">
            <text:p>-2.14759</text:p>
          </table:table-cell>
          <table:table-cell office:value-type="float" office:value="0.992903">
            <text:p>0.992903</text:p>
          </table:table-cell>
          <table:table-cell office:value-type="float" office:value="-0.0296057">
            <text:p>-0.0296057</text:p>
          </table:table-cell>
          <table:table-cell office:value-type="float" office:value="0.182274">
            <text:p>0.182274</text:p>
          </table:table-cell>
          <table:table-cell office:value-type="float" office:value="-1.20951">
            <text:p>-1.20951</text:p>
          </table:table-cell>
          <table:table-cell office:value-type="float" office:value="0.434122">
            <text:p>0.434122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142804">
            <text:p>0.0142804</text:p>
          </table:table-cell>
          <table:table-cell office:value-type="float" office:value="0.00518392">
            <text:p>0.00518392</text:p>
          </table:table-cell>
          <table:table-cell office:value-type="float" office:value="0.0513472">
            <text:p>0.0513472</text:p>
          </table:table-cell>
          <table:table-cell office:value-type="float" office:value="0.0135878">
            <text:p>0.0135878</text:p>
          </table:table-cell>
          <table:table-cell office:value-type="float" office:value="0.0426129">
            <text:p>0.0426129</text:p>
          </table:table-cell>
          <table:table-cell office:value-type="float" office:value="0.0137338">
            <text:p>0.0137338</text:p>
          </table:table-cell>
          <table:table-cell office:value-type="float" office:value="0.0474744">
            <text:p>0.0474744</text:p>
          </table:table-cell>
          <table:table-cell office:value-type="float" office:value="0.0149955">
            <text:p>0.0149955</text:p>
          </table:table-cell>
          <table:table-cell office:value-type="float" office:value="0.0595388">
            <text:p>0.0595388</text:p>
          </table:table-cell>
          <table:table-cell office:value-type="float" office:value="0.0135848">
            <text:p>0.0135848</text:p>
          </table:table-cell>
          <table:table-cell office:value-type="float" office:value="0.0396143">
            <text:p>0.0396143</text:p>
          </table:table-cell>
          <table:table-cell office:value-type="float" office:value="0.0125839">
            <text:p>0.0125839</text:p>
          </table:table-cell>
          <table:table-cell office:value-type="float" office:value="0.00163459">
            <text:p>0.00163459</text:p>
          </table:table-cell>
          <table:table-cell office:value-type="float" office:value="0.0028905">
            <text:p>0.0028905</text:p>
          </table:table-cell>
          <table:table-cell office:value-type="float" office:value="0.0180365">
            <text:p>0.0180365</text:p>
          </table:table-cell>
          <table:table-cell office:value-type="float" office:value="0.00550672">
            <text:p>0.00550672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61]" office:value-type="float" office:value="19.7899783030415">
            <text:p>19.789978303</text:p>
          </table:table-cell>
          <table:table-cell/>
          <table:table-cell table:formula="of:=2*SQRT(2*LN(2))*[.D61]" office:value-type="float" office:value="19.9171385854731">
            <text:p>19.9171385855</text:p>
          </table:table-cell>
          <table:table-cell/>
          <table:table-cell table:formula="of:=2*SQRT(2*LN(2))*[.F61]" office:value-type="float" office:value="19.8257009231246">
            <text:p>19.8257009231</text:p>
          </table:table-cell>
          <table:table-cell/>
          <table:table-cell table:formula="of:=2*SQRT(2*LN(2))*[.H61]" office:value-type="float" office:value="20.1283423953119">
            <text:p>20.1283423953</text:p>
          </table:table-cell>
          <table:table-cell/>
          <table:table-cell table:formula="of:=2*SQRT(2*LN(2))*[.J61]" office:value-type="float" office:value="20.2622610112729">
            <text:p>20.2622610113</text:p>
          </table:table-cell>
          <table:table-cell/>
          <table:table-cell table:formula="of:=2*SQRT(2*LN(2))*[.L61]" office:value-type="float" office:value="20.200352792289">
            <text:p>20.2003527923</text:p>
          </table:table-cell>
          <table:table-cell/>
          <table:table-cell table:formula="of:=2*SQRT(2*LN(2))*[.N61]" office:value-type="float" office:value="20.5089990555912">
            <text:p>20.5089990556</text:p>
          </table:table-cell>
          <table:table-cell/>
          <table:table-cell table:formula="of:=2*SQRT(2*LN(2))*[.P61]" office:value-type="float" office:value="19.969321397671">
            <text:p>19.9693213977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37.519">
            <text:p>137.519</text:p>
          </table:table-cell>
          <table:table-cell/>
          <table:table-cell office:value-type="float" office:value="137.665">
            <text:p>137.665</text:p>
          </table:table-cell>
          <table:table-cell/>
          <table:table-cell office:value-type="float" office:value="137.765">
            <text:p>137.765</text:p>
          </table:table-cell>
          <table:table-cell/>
          <table:table-cell office:value-type="float" office:value="137.808">
            <text:p>137.808</text:p>
          </table:table-cell>
          <table:table-cell/>
          <table:table-cell office:value-type="float" office:value="137.693">
            <text:p>137.693</text:p>
          </table:table-cell>
          <table:table-cell/>
          <table:table-cell office:value-type="float" office:value="137.674">
            <text:p>137.674</text:p>
          </table:table-cell>
          <table:table-cell/>
          <table:table-cell office:value-type="float" office:value="138.746">
            <text:p>138.746</text:p>
          </table:table-cell>
          <table:table-cell/>
          <table:table-cell office:value-type="float" office:value="137.521">
            <text:p>137.521</text:p>
          </table:table-cell>
          <table:table-cell/>
        </table:table-row>
        <table:table-row table:style-name="ro2">
          <table:table-cell office:value-type="string">
            <text:p>*Missing Data, transit row has extra error +-1</text:p>
          </table:table-cell>
          <table:table-cell table:number-columns-repeated="16"/>
        </table:table-row>
        <table:table-row table:style-name="ro2" table:number-rows-repeated="3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  <table:table-cell office:value-type="string">
            <text:p>12-16-2012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  <table:table-cell office:value-type="float" office:value="2.3">
            <text:p>2.3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  <table:table-cell office:value-type="string">
            <text:p>75-145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  <table:table-cell office:value-type="string">
            <text:p>321-327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  <table:table-cell/>
          <table:table-cell office:value-type="string">
            <text:p>Sigma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361.166">
            <text:p>361.166</text:p>
          </table:table-cell>
          <table:table-cell office:value-type="float" office:value="6.26337">
            <text:p>6.26337</text:p>
          </table:table-cell>
          <table:table-cell office:value-type="float" office:value="923.134">
            <text:p>923.134</text:p>
          </table:table-cell>
          <table:table-cell office:value-type="float" office:value="21.2307">
            <text:p>21.2307</text:p>
          </table:table-cell>
          <table:table-cell office:value-type="float" office:value="888.521">
            <text:p>888.521</text:p>
          </table:table-cell>
          <table:table-cell office:value-type="float" office:value="21.504">
            <text:p>21.504</text:p>
          </table:table-cell>
          <table:table-cell office:value-type="float" office:value="885.404">
            <text:p>885.404</text:p>
          </table:table-cell>
          <table:table-cell office:value-type="float" office:value="20.3508">
            <text:p>20.3508</text:p>
          </table:table-cell>
          <table:table-cell office:value-type="float" office:value="910.602">
            <text:p>910.602</text:p>
          </table:table-cell>
          <table:table-cell office:value-type="float" office:value="19.9639">
            <text:p>19.9639</text:p>
          </table:table-cell>
          <table:table-cell office:value-type="float" office:value="769.156">
            <text:p>769.156</text:p>
          </table:table-cell>
          <table:table-cell office:value-type="float" office:value="17.6854">
            <text:p>17.6854</text:p>
          </table:table-cell>
          <table:table-cell office:value-type="float" office:value="54.1753">
            <text:p>54.1753</text:p>
          </table:table-cell>
          <table:table-cell office:value-type="float" office:value="2.86294">
            <text:p>2.86294</text:p>
          </table:table-cell>
          <table:table-cell office:value-type="float" office:value="329.312">
            <text:p>329.312</text:p>
          </table:table-cell>
          <table:table-cell office:value-type="float" office:value="8.21244">
            <text:p>8.21244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37.1668">
            <text:p>37.1668</text:p>
          </table:table-cell>
          <table:table-cell office:value-type="float" office:value="0.0828596">
            <text:p>0.0828596</text:p>
          </table:table-cell>
          <table:table-cell office:value-type="float" office:value="37.1336">
            <text:p>37.1336</text:p>
          </table:table-cell>
          <table:table-cell office:value-type="float" office:value="0.104697">
            <text:p>0.104697</text:p>
          </table:table-cell>
          <table:table-cell office:value-type="float" office:value="37.305">
            <text:p>37.305</text:p>
          </table:table-cell>
          <table:table-cell office:value-type="float" office:value="0.110503">
            <text:p>0.110503</text:p>
          </table:table-cell>
          <table:table-cell office:value-type="float" office:value="37.1647">
            <text:p>37.1647</text:p>
          </table:table-cell>
          <table:table-cell office:value-type="float" office:value="0.1403399">
            <text:p>0.1403399</text:p>
          </table:table-cell>
          <table:table-cell office:value-type="float" office:value="37.1452">
            <text:p>37.1452</text:p>
          </table:table-cell>
          <table:table-cell office:value-type="float" office:value="0.0979328">
            <text:p>0.0979328</text:p>
          </table:table-cell>
          <table:table-cell office:value-type="float" office:value="37.1277">
            <text:p>37.1277</text:p>
          </table:table-cell>
          <table:table-cell office:value-type="float" office:value="0.102372">
            <text:p>0.102372</text:p>
          </table:table-cell>
          <table:table-cell office:value-type="float" office:value="38.248">
            <text:p>38.248</text:p>
          </table:table-cell>
          <table:table-cell office:value-type="float" office:value="0.258733">
            <text:p>0.258733</text:p>
          </table:table-cell>
          <table:table-cell office:value-type="float" office:value="37.0292">
            <text:p>37.0292</text:p>
          </table:table-cell>
          <table:table-cell office:value-type="float" office:value="0.112684">
            <text:p>0.112684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8.33097">
            <text:p>8.33097</text:p>
          </table:table-cell>
          <table:table-cell office:value-type="float" office:value="0.152488">
            <text:p>0.152488</text:p>
          </table:table-cell>
          <table:table-cell office:value-type="float" office:value="8.69646">
            <text:p>8.69646</text:p>
          </table:table-cell>
          <table:table-cell office:value-type="float" office:value="0.202262">
            <text:p>0.202262</text:p>
          </table:table-cell>
          <table:table-cell office:value-type="float" office:value="8.7238">
            <text:p>8.7238</text:p>
          </table:table-cell>
          <table:table-cell office:value-type="float" office:value="0.213069">
            <text:p>0.213069</text:p>
          </table:table-cell>
          <table:table-cell office:value-type="float" office:value="8.80136">
            <text:p>8.80136</text:p>
          </table:table-cell>
          <table:table-cell office:value-type="float" office:value="0.202194">
            <text:p>0.202194</text:p>
          </table:table-cell>
          <table:table-cell office:value-type="float" office:value="8.76402">
            <text:p>8.76402</text:p>
          </table:table-cell>
          <table:table-cell office:value-type="float" office:value="0.191993">
            <text:p>0.191993</text:p>
          </table:table-cell>
          <table:table-cell office:value-type="float" office:value="8.80489">
            <text:p>8.80489</text:p>
          </table:table-cell>
          <table:table-cell office:value-type="float" office:value="0.20154">
            <text:p>0.20154</text:p>
          </table:table-cell>
          <table:table-cell office:value-type="float" office:value="8.66362">
            <text:p>8.66362</text:p>
          </table:table-cell>
          <table:table-cell office:value-type="float" office:value="0.472366">
            <text:p>0.472366</text:p>
          </table:table-cell>
          <table:table-cell office:value-type="float" office:value="8.69501">
            <text:p>8.69501</text:p>
          </table:table-cell>
          <table:table-cell office:value-type="float" office:value="0.218846">
            <text:p>0.218846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93.3441">
            <text:p>93.3441</text:p>
          </table:table-cell>
          <table:table-cell office:value-type="float" office:value="4.07591">
            <text:p>4.07591</text:p>
          </table:table-cell>
          <table:table-cell office:value-type="float" office:value="67.6419">
            <text:p>67.6419</text:p>
          </table:table-cell>
          <table:table-cell office:value-type="float" office:value="12.9592">
            <text:p>12.9592</text:p>
          </table:table-cell>
          <table:table-cell office:value-type="float" office:value="73.6002">
            <text:p>73.6002</text:p>
          </table:table-cell>
          <table:table-cell office:value-type="float" office:value="13.1616">
            <text:p>13.1616</text:p>
          </table:table-cell>
          <table:table-cell office:value-type="float" office:value="74.3848">
            <text:p>74.3848</text:p>
          </table:table-cell>
          <table:table-cell office:value-type="float" office:value="12.2165">
            <text:p>12.2165</text:p>
          </table:table-cell>
          <table:table-cell office:value-type="float" office:value="85.9019">
            <text:p>85.9019</text:p>
          </table:table-cell>
          <table:table-cell office:value-type="float" office:value="11.9419">
            <text:p>11.9419</text:p>
          </table:table-cell>
          <table:table-cell office:value-type="float" office:value="82.7077">
            <text:p>82.7077</text:p>
          </table:table-cell>
          <table:table-cell office:value-type="float" office:value="10.5164">
            <text:p>10.5164</text:p>
          </table:table-cell>
          <table:table-cell office:value-type="float" office:value="27.1973">
            <text:p>27.1973</text:p>
          </table:table-cell>
          <table:table-cell office:value-type="float" office:value="1.87809">
            <text:p>1.87809</text:p>
          </table:table-cell>
          <table:table-cell office:value-type="float" office:value="54.3338">
            <text:p>54.3338</text:p>
          </table:table-cell>
          <table:table-cell office:value-type="float" office:value="4.97531">
            <text:p>4.97531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1.6874">
            <text:p>-1.6874</text:p>
          </table:table-cell>
          <table:table-cell office:value-type="float" office:value="0.526516">
            <text:p>0.526516</text:p>
          </table:table-cell>
          <table:table-cell office:value-type="float" office:value="-5.95179">
            <text:p>-5.95179</text:p>
          </table:table-cell>
          <table:table-cell office:value-type="float" office:value="1.76479">
            <text:p>1.76479</text:p>
          </table:table-cell>
          <table:table-cell office:value-type="float" office:value="-5.92441">
            <text:p>-5.92441</text:p>
          </table:table-cell>
          <table:table-cell office:value-type="float" office:value="1.78714">
            <text:p>1.78714</text:p>
          </table:table-cell>
          <table:table-cell office:value-type="float" office:value="-6.32941">
            <text:p>-6.32941</text:p>
          </table:table-cell>
          <table:table-cell office:value-type="float" office:value="1.68563">
            <text:p>1.68563</text:p>
          </table:table-cell>
          <table:table-cell office:value-type="float" office:value="-5.92018">
            <text:p>-5.92018</text:p>
          </table:table-cell>
          <table:table-cell office:value-type="float" office:value="1.65246">
            <text:p>1.65246</text:p>
          </table:table-cell>
          <table:table-cell office:value-type="float" office:value="-5.22383">
            <text:p>-5.22383</text:p>
          </table:table-cell>
          <table:table-cell office:value-type="float" office:value="1.46215">
            <text:p>1.46215</text:p>
          </table:table-cell>
          <table:table-cell office:value-type="float" office:value="-0.198253">
            <text:p>-0.198253</text:p>
          </table:table-cell>
          <table:table-cell office:value-type="float" office:value="0.239866">
            <text:p>0.239866</text:p>
          </table:table-cell>
          <table:table-cell office:value-type="float" office:value="-2.21404">
            <text:p>-2.21404</text:p>
          </table:table-cell>
          <table:table-cell office:value-type="float" office:value="0.68188">
            <text:p>0.68188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222812">
            <text:p>0.0222812</text:p>
          </table:table-cell>
          <table:table-cell office:value-type="float" office:value="0.00728521">
            <text:p>0.00728521</text:p>
          </table:table-cell>
          <table:table-cell office:value-type="float" office:value="0.0801958">
            <text:p>0.0801958</text:p>
          </table:table-cell>
          <table:table-cell office:value-type="float" office:value="0.0244145">
            <text:p>0.0244145</text:p>
          </table:table-cell>
          <table:table-cell office:value-type="float" office:value="0.0792266">
            <text:p>0.0792266</text:p>
          </table:table-cell>
          <table:table-cell office:value-type="float" office:value="0.0246683">
            <text:p>0.0246683</text:p>
          </table:table-cell>
          <table:table-cell office:value-type="float" office:value="0.0855881">
            <text:p>0.0855881</text:p>
          </table:table-cell>
          <table:table-cell office:value-type="float" office:value="0.023306">
            <text:p>0.023306</text:p>
          </table:table-cell>
          <table:table-cell office:value-type="float" office:value="0.0791664">
            <text:p>0.0791664</text:p>
          </table:table-cell>
          <table:table-cell office:value-type="float" office:value="0.022851">
            <text:p>0.022851</text:p>
          </table:table-cell>
          <table:table-cell office:value-type="float" office:value="0.0704898">
            <text:p>0.0704898</text:p>
          </table:table-cell>
          <table:table-cell office:value-type="float" office:value="0.0202243">
            <text:p>0.0202243</text:p>
          </table:table-cell>
          <table:table-cell office:value-type="float" office:value="0.00181444">
            <text:p>0.00181444</text:p>
          </table:table-cell>
          <table:table-cell office:value-type="float" office:value="0.00327393">
            <text:p>0.00327393</text:p>
          </table:table-cell>
          <table:table-cell office:value-type="float" office:value="0.0304355">
            <text:p>0.0304355</text:p>
          </table:table-cell>
          <table:table-cell office:value-type="float" office:value="0.00944536">
            <text:p>0.00944536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79]" office:value-type="float" office:value="19.6179351505515">
            <text:p>19.6179351506</text:p>
          </table:table-cell>
          <table:table-cell/>
          <table:table-cell table:formula="of:=2*SQRT(2*LN(2))*[.D79]" office:value-type="float" office:value="20.4785983288098">
            <text:p>20.4785983288</text:p>
          </table:table-cell>
          <table:table-cell/>
          <table:table-cell table:formula="of:=2*SQRT(2*LN(2))*[.F79]" office:value-type="float" office:value="20.542979108841">
            <text:p>20.5429791088</text:p>
          </table:table-cell>
          <table:table-cell/>
          <table:table-cell table:formula="of:=2*SQRT(2*LN(2))*[.H79]" office:value-type="float" office:value="20.7256189515336">
            <text:p>20.7256189515</text:p>
          </table:table-cell>
          <table:table-cell/>
          <table:table-cell table:formula="of:=2*SQRT(2*LN(2))*[.J79]" office:value-type="float" office:value="20.6376899710521">
            <text:p>20.6376899711</text:p>
          </table:table-cell>
          <table:table-cell/>
          <table:table-cell table:formula="of:=2*SQRT(2*LN(2))*[.L79]" office:value-type="float" office:value="20.7339314662926">
            <text:p>20.7339314663</text:p>
          </table:table-cell>
          <table:table-cell/>
          <table:table-cell table:formula="of:=2*SQRT(2*LN(2))*[.N79]" office:value-type="float" office:value="20.401266038531">
            <text:p>20.4012660385</text:p>
          </table:table-cell>
          <table:table-cell/>
          <table:table-cell table:formula="of:=2*SQRT(2*LN(2))*[.P79]" office:value-type="float" office:value="20.4751838397446">
            <text:p>20.4751838397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112.167">
            <text:p>112.167</text:p>
          </table:table-cell>
          <table:table-cell/>
          <table:table-cell office:value-type="float" office:value="112.134">
            <text:p>112.134</text:p>
          </table:table-cell>
          <table:table-cell/>
          <table:table-cell office:value-type="float" office:value="112.305">
            <text:p>112.305</text:p>
          </table:table-cell>
          <table:table-cell/>
          <table:table-cell office:value-type="float" office:value="112.165">
            <text:p>112.165</text:p>
          </table:table-cell>
          <table:table-cell/>
          <table:table-cell office:value-type="float" office:value="112.145">
            <text:p>112.145</text:p>
          </table:table-cell>
          <table:table-cell/>
          <table:table-cell office:value-type="float" office:value="112.128">
            <text:p>112.128</text:p>
          </table:table-cell>
          <table:table-cell/>
          <table:table-cell office:value-type="float" office:value="113.248">
            <text:p>113.248</text:p>
          </table:table-cell>
          <table:table-cell/>
          <table:table-cell office:value-type="float" office:value="112.029">
            <text:p>112.029</text:p>
          </table:table-cell>
          <table:table-cell/>
        </table:table-row>
        <table:table-row table:style-name="ro2">
          <table:table-cell office:value-type="string">
            <text:p>*Missing Data</text:p>
          </table:table-cell>
          <table:table-cell table:number-columns-repeated="16"/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Date Gillam</text:p>
          </table:table-cell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  <table:table-cell office:value-type="string">
            <text:p>12-22-2011</text:p>
          </table:table-cell>
          <table:table-cell/>
        </table:table-row>
        <table:table-row table:style-name="ro2">
          <table:table-cell office:value-type="string">
            <text:p>Hour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Filter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Rows Plotted (k)</text:p>
          </table:table-cell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  <table:table-cell office:value-type="string">
            <text:p>20-105</text:p>
          </table:table-cell>
          <table:table-cell/>
        </table:table-row>
        <table:table-row table:style-name="ro2">
          <table:table-cell office:value-type="string">
            <text:p>Columns Averaged (j)</text:p>
          </table:table-cell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  <table:table-cell office:value-type="string">
            <text:p>320-326</text:p>
          </table:table-cell>
          <table:table-cell/>
        </table:table-row>
        <table:table-row table:style-name="ro2">
          <table:table-cell office:value-type="string">
            <text:p>Gaussian Parameters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  <table:table-cell/>
          <table:table-cell office:value-type="string">
            <text:p>Sigma </text:p>
          </table:table-cell>
        </table:table-row>
        <table:table-row table:style-name="ro2">
          <table:table-cell office:value-type="string">
            <text:p>A0</text:p>
          </table:table-cell>
          <table:table-cell office:value-type="float" office:value="355.016">
            <text:p>355.016</text:p>
          </table:table-cell>
          <table:table-cell office:value-type="float" office:value="6.48266">
            <text:p>6.48266</text:p>
          </table:table-cell>
          <table:table-cell office:value-type="float" office:value="872.931">
            <text:p>872.931</text:p>
          </table:table-cell>
          <table:table-cell office:value-type="float" office:value="12.8316">
            <text:p>12.8316</text:p>
          </table:table-cell>
          <table:table-cell office:value-type="float" office:value="841.915">
            <text:p>841.915</text:p>
          </table:table-cell>
          <table:table-cell office:value-type="float" office:value="12.5565">
            <text:p>12.5565</text:p>
          </table:table-cell>
          <table:table-cell office:value-type="float" office:value="867.903">
            <text:p>867.903</text:p>
          </table:table-cell>
          <table:table-cell office:value-type="float" office:value="22.1825">
            <text:p>22.1825</text:p>
          </table:table-cell>
          <table:table-cell office:value-type="float" office:value="860.195">
            <text:p>860.195</text:p>
          </table:table-cell>
          <table:table-cell office:value-type="float" office:value="13.1251">
            <text:p>13.1251</text:p>
          </table:table-cell>
          <table:table-cell office:value-type="float" office:value="728.19">
            <text:p>728.19</text:p>
          </table:table-cell>
          <table:table-cell office:value-type="float" office:value="12.0304">
            <text:p>12.0304</text:p>
          </table:table-cell>
          <table:table-cell office:value-type="float" office:value="53.125">
            <text:p>53.125</text:p>
          </table:table-cell>
          <table:table-cell office:value-type="float" office:value="1.71066">
            <text:p>1.71066</text:p>
          </table:table-cell>
          <table:table-cell office:value-type="float" office:value="308.365">
            <text:p>308.365</text:p>
          </table:table-cell>
          <table:table-cell office:value-type="float" office:value="4.22677">
            <text:p>4.22677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float" office:value="43.8195">
            <text:p>43.8195</text:p>
          </table:table-cell>
          <table:table-cell office:value-type="float" office:value="0.12534">
            <text:p>0.12534</text:p>
          </table:table-cell>
          <table:table-cell office:value-type="float" office:value="43.7816">
            <text:p>43.7816</text:p>
          </table:table-cell>
          <table:table-cell office:value-type="float" office:value="0.0944872">
            <text:p>0.0944872</text:p>
          </table:table-cell>
          <table:table-cell office:value-type="float" office:value="43.8675">
            <text:p>43.8675</text:p>
          </table:table-cell>
          <table:table-cell office:value-type="float" office:value="0.0964117">
            <text:p>0.0964117</text:p>
          </table:table-cell>
          <table:table-cell office:value-type="float" office:value="44.1273">
            <text:p>44.1273</text:p>
          </table:table-cell>
          <table:table-cell office:value-type="float" office:value="0.167649">
            <text:p>0.167649</text:p>
          </table:table-cell>
          <table:table-cell office:value-type="float" office:value="43.8915">
            <text:p>43.8915</text:p>
          </table:table-cell>
          <table:table-cell office:value-type="float" office:value="0.0983829">
            <text:p>0.0983829</text:p>
          </table:table-cell>
          <table:table-cell office:value-type="float" office:value="43.8406">
            <text:p>43.8406</text:p>
          </table:table-cell>
          <table:table-cell office:value-type="float" office:value="0.105772">
            <text:p>0.105772</text:p>
          </table:table-cell>
          <table:table-cell office:value-type="float" office:value="45.0251">
            <text:p>45.0251</text:p>
          </table:table-cell>
          <table:table-cell office:value-type="float" office:value="0.207004">
            <text:p>0.207004</text:p>
          </table:table-cell>
          <table:table-cell office:value-type="float" office:value="43.6379">
            <text:p>43.6379</text:p>
          </table:table-cell>
          <table:table-cell office:value-type="float" office:value="0.0887856">
            <text:p>0.0887856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float" office:value="8.43742">
            <text:p>8.43742</text:p>
          </table:table-cell>
          <table:table-cell office:value-type="float" office:value="0.195854">
            <text:p>0.195854</text:p>
          </table:table-cell>
          <table:table-cell office:value-type="float" office:value="8.51089">
            <text:p>8.51089</text:p>
          </table:table-cell>
          <table:table-cell office:value-type="float" office:value="0.149612">
            <text:p>0.149612</text:p>
          </table:table-cell>
          <table:table-cell office:value-type="float" office:value="8.49123">
            <text:p>8.49123</text:p>
          </table:table-cell>
          <table:table-cell office:value-type="float" office:value="0.151478">
            <text:p>0.151478</text:p>
          </table:table-cell>
          <table:table-cell office:value-type="float" office:value="8.1951">
            <text:p>8.1951</text:p>
          </table:table-cell>
          <table:table-cell office:value-type="float" office:value="0.255726">
            <text:p>0.255726</text:p>
          </table:table-cell>
          <table:table-cell office:value-type="float" office:value="8.45958">
            <text:p>8.45958</text:p>
          </table:table-cell>
          <table:table-cell office:value-type="float" office:value="0.154845">
            <text:p>0.154845</text:p>
          </table:table-cell>
          <table:table-cell office:value-type="float" office:value="8.60542">
            <text:p>8.60542</text:p>
          </table:table-cell>
          <table:table-cell office:value-type="float" office:value="0.169031">
            <text:p>0.169031</text:p>
          </table:table-cell>
          <table:table-cell office:value-type="float" office:value="8.85174">
            <text:p>8.85174</text:p>
          </table:table-cell>
          <table:table-cell office:value-type="float" office:value="0.333862">
            <text:p>0.333862</text:p>
          </table:table-cell>
          <table:table-cell office:value-type="float" office:value="8.3543">
            <text:p>8.3543</text:p>
          </table:table-cell>
          <table:table-cell office:value-type="float" office:value="0.138058">
            <text:p>0.138058</text:p>
          </table:table-cell>
        </table:table-row>
        <table:table-row table:style-name="ro2">
          <table:table-cell office:value-type="string">
            <text:p>A3</text:p>
          </table:table-cell>
          <table:table-cell office:value-type="float" office:value="113.191">
            <text:p>113.191</text:p>
          </table:table-cell>
          <table:table-cell office:value-type="float" office:value="4.95338">
            <text:p>4.95338</text:p>
          </table:table-cell>
          <table:table-cell office:value-type="float" office:value="59.5453">
            <text:p>59.5453</text:p>
          </table:table-cell>
          <table:table-cell office:value-type="float" office:value="9.70466">
            <text:p>9.70466</text:p>
          </table:table-cell>
          <table:table-cell office:value-type="float" office:value="68.6956">
            <text:p>68.6956</text:p>
          </table:table-cell>
          <table:table-cell office:value-type="float" office:value="9.56216">
            <text:p>9.56216</text:p>
          </table:table-cell>
          <table:table-cell office:value-type="float" office:value="67.8179">
            <text:p>67.8179</text:p>
          </table:table-cell>
          <table:table-cell office:value-type="float" office:value="17.286">
            <text:p>17.286</text:p>
          </table:table-cell>
          <table:table-cell office:value-type="float" office:value="75.5965">
            <text:p>75.5965</text:p>
          </table:table-cell>
          <table:table-cell office:value-type="float" office:value="9.98761">
            <text:p>9.98761</text:p>
          </table:table-cell>
          <table:table-cell office:value-type="float" office:value="77.7435">
            <text:p>77.7435</text:p>
          </table:table-cell>
          <table:table-cell office:value-type="float" office:value="9.03957">
            <text:p>9.03957</text:p>
          </table:table-cell>
          <table:table-cell office:value-type="float" office:value="25.9256">
            <text:p>25.9256</text:p>
          </table:table-cell>
          <table:table-cell office:value-type="float" office:value="1.29354">
            <text:p>1.29354</text:p>
          </table:table-cell>
          <table:table-cell office:value-type="float" office:value="49.9567">
            <text:p>49.9567</text:p>
          </table:table-cell>
          <table:table-cell office:value-type="float" office:value="3.23306">
            <text:p>3.23306</text:p>
          </table:table-cell>
        </table:table-row>
        <table:table-row table:style-name="ro2">
          <table:table-cell office:value-type="string">
            <text:p>A4</text:p>
          </table:table-cell>
          <table:table-cell office:value-type="float" office:value="-1.24577">
            <text:p>-1.24577</text:p>
          </table:table-cell>
          <table:table-cell office:value-type="float" office:value="0.44505">
            <text:p>0.44505</text:p>
          </table:table-cell>
          <table:table-cell office:value-type="float" office:value="-3.09834">
            <text:p>-3.09834</text:p>
          </table:table-cell>
          <table:table-cell office:value-type="float" office:value="0.884518">
            <text:p>0.884518</text:p>
          </table:table-cell>
          <table:table-cell office:value-type="float" office:value="-2.95742">
            <text:p>-2.95742</text:p>
          </table:table-cell>
          <table:table-cell office:value-type="float" office:value="0.863886">
            <text:p>0.863886</text:p>
          </table:table-cell>
          <table:table-cell office:value-type="float" office:value="-2.50421">
            <text:p>-2.50421</text:p>
          </table:table-cell>
          <table:table-cell office:value-type="float" office:value="1.51082">
            <text:p>1.51082</text:p>
          </table:table-cell>
          <table:table-cell office:value-type="float" office:value="-2.7886">
            <text:p>-2.7886</text:p>
          </table:table-cell>
          <table:table-cell office:value-type="float" office:value="0.903754">
            <text:p>0.903754</text:p>
          </table:table-cell>
          <table:table-cell office:value-type="float" office:value="-2.61733">
            <text:p>-2.61733</text:p>
          </table:table-cell>
          <table:table-cell office:value-type="float" office:value="0.831682">
            <text:p>0.831682</text:p>
          </table:table-cell>
          <table:table-cell office:value-type="float" office:value="-0.0667928">
            <text:p>-0.0667928</text:p>
          </table:table-cell>
          <table:table-cell office:value-type="float" office:value="0.119261">
            <text:p>0.119261</text:p>
          </table:table-cell>
          <table:table-cell office:value-type="float" office:value="-1.1117">
            <text:p>-1.1117</text:p>
          </table:table-cell>
          <table:table-cell office:value-type="float" office:value="0.289328">
            <text:p>0.289328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float" office:value="0.0127575">
            <text:p>0.0127575</text:p>
          </table:table-cell>
          <table:table-cell office:value-type="float" office:value="0.00513505">
            <text:p>0.00513505</text:p>
          </table:table-cell>
          <table:table-cell office:value-type="float" office:value="0.0354883">
            <text:p>0.0354883</text:p>
          </table:table-cell>
          <table:table-cell office:value-type="float" office:value="0.010209">
            <text:p>0.010209</text:p>
          </table:table-cell>
          <table:table-cell office:value-type="float" office:value="0.0334347">
            <text:p>0.0334347</text:p>
          </table:table-cell>
          <table:table-cell office:value-type="float" office:value="0.00996421">
            <text:p>0.00996421</text:p>
          </table:table-cell>
          <table:table-cell office:value-type="float" office:value="0.0279166">
            <text:p>0.0279166</text:p>
          </table:table-cell>
          <table:table-cell office:value-type="float" office:value="0.0173844">
            <text:p>0.0173844</text:p>
          </table:table-cell>
          <table:table-cell office:value-type="float" office:value="0.0318657">
            <text:p>0.0318657</text:p>
          </table:table-cell>
          <table:table-cell office:value-type="float" office:value="0.0104213">
            <text:p>0.0104213</text:p>
          </table:table-cell>
          <table:table-cell office:value-type="float" office:value="0.0298843">
            <text:p>0.0298843</text:p>
          </table:table-cell>
          <table:table-cell office:value-type="float" office:value="0.00959524">
            <text:p>0.00959524</text:p>
          </table:table-cell>
          <table:table-cell office:value-type="float" office:value="0.000993966">
            <text:p>0.000993966</text:p>
          </table:table-cell>
          <table:table-cell office:value-type="float" office:value="0.00136235">
            <text:p>0.00136235</text:p>
          </table:table-cell>
          <table:table-cell office:value-type="float" office:value="0.0128334">
            <text:p>0.0128334</text:p>
          </table:table-cell>
          <table:table-cell office:value-type="float" office:value="0.00334285">
            <text:p>0.00334285</text:p>
          </table:table-cell>
        </table:table-row>
        <table:table-row table:style-name="ro2">
          <table:table-cell office:value-type="string">
            <text:p>FWHM</text:p>
          </table:table-cell>
          <table:table-cell table:formula="of:=2*SQRT(2*LN(2))*[.B96]" office:value-type="float" office:value="19.868605744345">
            <text:p>19.8686057443</text:p>
          </table:table-cell>
          <table:table-cell/>
          <table:table-cell table:formula="of:=2*SQRT(2*LN(2))*[.D96]" office:value-type="float" office:value="20.0416143730535">
            <text:p>20.0416143731</text:p>
          </table:table-cell>
          <table:table-cell/>
          <table:table-cell table:formula="of:=2*SQRT(2*LN(2))*[.F96]" office:value-type="float" office:value="19.9953186109681">
            <text:p>19.995318611</text:p>
          </table:table-cell>
          <table:table-cell/>
          <table:table-cell table:formula="of:=2*SQRT(2*LN(2))*[.H96]" office:value-type="float" office:value="19.2979857510331">
            <text:p>19.297985751</text:p>
          </table:table-cell>
          <table:table-cell/>
          <table:table-cell table:formula="of:=2*SQRT(2*LN(2))*[.J96]" office:value-type="float" office:value="19.9207885565429">
            <text:p>19.9207885565</text:p>
          </table:table-cell>
          <table:table-cell/>
          <table:table-cell table:formula="of:=2*SQRT(2*LN(2))*[.L96]" office:value-type="float" office:value="20.2642155119102">
            <text:p>20.2642155119</text:p>
          </table:table-cell>
          <table:table-cell/>
          <table:table-cell table:formula="of:=2*SQRT(2*LN(2))*[.N96]" office:value-type="float" office:value="20.8442547854023">
            <text:p>20.8442547854</text:p>
          </table:table-cell>
          <table:table-cell/>
          <table:table-cell table:formula="of:=2*SQRT(2*LN(2))*[.P96]" office:value-type="float" office:value="19.6728731022021">
            <text:p>19.6728731022</text:p>
          </table:table-cell>
          <table:table-cell/>
        </table:table-row>
        <table:table-row table:style-name="ro2">
          <table:table-cell office:value-type="string">
            <text:p>Transit Row</text:p>
          </table:table-cell>
          <table:table-cell office:value-type="float" office:value="63.8195">
            <text:p>63.8195</text:p>
          </table:table-cell>
          <table:table-cell/>
          <table:table-cell office:value-type="float" office:value="63.7816">
            <text:p>63.7816</text:p>
          </table:table-cell>
          <table:table-cell/>
          <table:table-cell office:value-type="float" office:value="63.8675">
            <text:p>63.8675</text:p>
          </table:table-cell>
          <table:table-cell/>
          <table:table-cell office:value-type="float" office:value="64.1273">
            <text:p>64.1273</text:p>
          </table:table-cell>
          <table:table-cell/>
          <table:table-cell office:value-type="float" office:value="63.8915">
            <text:p>63.8915</text:p>
          </table:table-cell>
          <table:table-cell/>
          <table:table-cell office:value-type="float" office:value="63.8406">
            <text:p>63.8406</text:p>
          </table:table-cell>
          <table:table-cell/>
          <table:table-cell office:value-type="float" office:value="65.0251">
            <text:p>65.0251</text:p>
          </table:table-cell>
          <table:table-cell/>
          <table:table-cell office:value-type="float" office:value="63.6379">
            <text:p>63.6379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2012-08-03</text:date>, <text:time>11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0T12:35:45.49</meta:creation-date>
    <dc:date>2012-08-03T11:49:43.38</dc:date>
    <meta:editing-duration>P3DT22H28M35S</meta:editing-duration>
    <meta:editing-cycles>4</meta:editing-cycles>
    <meta:generator>OpenOffice.org/3.3$Win32 OpenOffice.org_project/330m20$Build-9567</meta:generator>
    <meta:document-statistic meta:table-count="3" meta:cell-count="1040" meta:object-count="0"/>
  </office:meta>
</office:document-meta>
</file>